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erif" svg:font-family="'Bitstream Vera Serif'"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1" style:family="text">
      <style:text-properties style:font-name="Bitstream Vera Serif" fo:font-size="10pt" style:font-name-asian="Bitstream Vera Serif" style:font-size-asian="10pt" style:font-name-complex="Bitstream Vera Serif" style:font-size-complex="10pt"/>
    </style:style>
    <style:style style:name="T2" style:family="text">
      <style:text-properties style:font-name="Bitstream Vera Serif" fo:font-size="10pt" fo:font-style="italic" style:font-name-asian="Bitstream Vera Serif" style:font-size-asian="10pt" style:font-style-asian="italic" style:font-name-complex="Bitstream Vera Serif" style:font-size-complex="10pt"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Flickenger, 2003 #5}</text:p>
      <text:p text:style-name="Text_20_body"><text:span text:style-name="T1">Flickenger, R. (2003). </text:span><text:span text:style-name="T2">Wireless Hacks 100 Industrial-Strength Tips &amp; Tools</text:span><text:span text:style-name="T1">. Sebastapol, CA: O'Reilly &amp; Associates Inc.</text:span></text:p>
      <text:p text:style-name="Text_20_body">I believe that is largely this mysterious, intangible aspect of unseen global communications that draws people to embark on their own antenna projects. The deeply rewarding feeling of making something useful out of virtually nothing is worth much more than saving a few dollars on a network component. 17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erif" svg:font-family="'Bitstream Vera Serif'"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DejaVu Sans" style:font-size-asian="12pt" style:language-asian="en" style:country-asian="GB" style:font-name-complex="DejaVu Sans"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03T12:47:22</meta:creation-date>
    <dc:date>2008-01-03T13:46:55</dc:date>
    <dc:language>en-GB</dc:language>
    <meta:editing-cycles>4</meta:editing-cycles>
    <meta:editing-duration>PT59M34S</meta:editing-duration>
    <meta:user-defined meta:name="Info 1"/>
    <meta:user-defined meta:name="Info 2"/>
    <meta:user-defined meta:name="Info 3"/>
    <meta:user-defined meta:name="Info 4"/>
    <meta:document-statistic meta:table-count="0" meta:image-count="0" meta:object-count="0" meta:page-count="1" meta:paragraph-count="3" meta:word-count="67" meta:character-count="445"/>
  </office:meta>
</office:document-meta>
</file>